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Tabelle1" table:style-name="ta1">
        <office:forms form:automatic-focus="false" form:apply-design-mode="false"/>
        <table:shapes>
          <draw:frame draw:z-index="0" draw:style-name="gr1" svg:width="15.351cm" svg:height="9.522cm" svg:x="19.208cm" svg:y="1.444cm">
            <draw:object draw:notify-on-update-of-ranges="Tabelle1.A12:Tabelle1.A17 Tabelle1.A11:Tabelle1.A11 Tabelle1.B12:Tabelle1.B17 Tabelle1.A3:Tabelle1.A9 Tabelle1.A1:Tabelle1.A1 Tabelle1.B3:Tabelle1.B9 Tabelle1.A21:Tabelle1.A26 Tabelle1.A20:Tabelle1.A20 Tabelle1.B21:Tabelle1.B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56" table:default-cell-style-name="ce1"/>
        <table:table-row table:style-name="ro1">
          <table:table-cell office:value-type="string">
            <text:p>MPI</text:p>
          </table:table-cell>
          <table:table-cell table:number-columns-repeated="256"/>
        </table:table-row>
        <table:table-row table:style-name="ro1">
          <table:table-cell/>
          <table:table-cell office:value-type="float" office:value="100000000">
            <text:p>100000000</text:p>
          </table:table-cell>
          <table:table-cell office:value-type="float" office:value="1000000000">
            <text:p>1000000000</text:p>
          </table:table-cell>
          <table:table-cell office:value-type="string">
            <text:p>S(p)</text:p>
          </table:table-cell>
          <table:table-cell office:value-type="string">
            <text:p>E(p)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91944599">
            <text:p>2,92</text:p>
          </table:table-cell>
          <table:table-cell office:value-type="float" office:value="29.100878">
            <text:p>29,1</text:p>
          </table:table-cell>
          <table:table-cell table:formula="of:=[.$C$3]/[.C3]" office:value-type="float" office:value="1">
            <text:p>1</text:p>
          </table:table-cell>
          <table:table-cell table:formula="of:=[.D3]/[.A3]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49150705">
            <text:p>1,49</text:p>
          </table:table-cell>
          <table:table-cell office:value-type="float" office:value="14.55674505">
            <text:p>14,56</text:p>
          </table:table-cell>
          <table:table-cell table:formula="of:=[.$C$3]/[.C4]" office:value-type="float" office:value="1.99913359065116">
            <text:p>2</text:p>
          </table:table-cell>
          <table:table-cell table:formula="of:=[.D4]/[.A4]" office:value-type="float" office:value="0.99956679532558">
            <text:p>1</text:p>
          </table:table-cell>
          <table:table-cell table:number-columns-repeated="25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4770999">
            <text:p>0,75</text:p>
          </table:table-cell>
          <table:table-cell office:value-type="float" office:value="7.28291702">
            <text:p>7,28</text:p>
          </table:table-cell>
          <table:table-cell table:formula="of:=[.$C$3]/[.C5]" office:value-type="float" office:value="3.99577228740689">
            <text:p>4</text:p>
          </table:table-cell>
          <table:table-cell table:formula="of:=[.D5]/[.A5]" office:value-type="float" office:value="0.998943071851723">
            <text:p>1</text:p>
          </table:table-cell>
          <table:table-cell table:number-columns-repeated="25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855741">
            <text:p>0,39</text:p>
          </table:table-cell>
          <table:table-cell office:value-type="float" office:value="3.75730181">
            <text:p>3,76</text:p>
          </table:table-cell>
          <table:table-cell table:formula="of:=[.$C$3]/[.C6]" office:value-type="float" office:value="7.74515316351443">
            <text:p>7,75</text:p>
          </table:table-cell>
          <table:table-cell table:formula="of:=[.D6]/[.A6]" office:value-type="float" office:value="0.968144145439304">
            <text:p>0,97</text:p>
          </table:table-cell>
          <table:table-cell table:number-columns-repeated="25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9495106">
            <text:p>0,19</text:p>
          </table:table-cell>
          <table:table-cell office:value-type="float" office:value="1.85686088">
            <text:p>1,86</text:p>
          </table:table-cell>
          <table:table-cell table:formula="of:=[.$C$3]/[.C7]" office:value-type="float" office:value="15.6720830911145">
            <text:p>15,67</text:p>
          </table:table-cell>
          <table:table-cell table:formula="of:=[.D7]/[.A7]" office:value-type="float" office:value="0.979505193194657">
            <text:p>0,98</text:p>
          </table:table-cell>
          <table:table-cell table:number-columns-repeated="25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1660218">
            <text:p>0,12</text:p>
          </table:table-cell>
          <table:table-cell office:value-type="float" office:value="0.926332">
            <text:p>0,93</text:p>
          </table:table-cell>
          <table:table-cell table:formula="of:=[.$C$3]/[.C8]" office:value-type="float" office:value="31.4151708026928">
            <text:p>31,42</text:p>
          </table:table-cell>
          <table:table-cell table:formula="of:=[.D8]/[.A8]" office:value-type="float" office:value="0.981724087584149">
            <text:p>0,98</text:p>
          </table:table-cell>
          <table:table-cell table:number-columns-repeated="252"/>
        </table:table-row>
        <table:table-row table:style-name="ro1">
          <table:table-cell office:value-type="float" office:value="64">
            <text:p>64</text:p>
          </table:table-cell>
          <table:table-cell table:style-name="Default" office:value-type="float" office:value="0.14781713">
            <text:p>0,15</text:p>
          </table:table-cell>
          <table:table-cell office:value-type="float" office:value="1.40176201">
            <text:p>1,4</text:p>
          </table:table-cell>
          <table:table-cell table:formula="of:=[.$C$3]/[.C9]" office:value-type="float" office:value="20.7602130692642">
            <text:p>20,76</text:p>
          </table:table-cell>
          <table:table-cell table:formula="of:=[.D9]/[.A9]" office:value-type="float" office:value="0.324378329207252">
            <text:p>0,32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office:value-type="string">
            <text:p>C++11</text:p>
          </table:table-cell>
          <table:table-cell table:number-columns-repeated="25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949981">
            <text:p>2,95</text:p>
          </table:table-cell>
          <table:table-cell office:value-type="float" office:value="29.479714">
            <text:p>29,48</text:p>
          </table:table-cell>
          <table:table-cell table:formula="of:=[.$C$12]/[.C12]" office:value-type="float" office:value="1">
            <text:p>1</text:p>
          </table:table-cell>
          <table:table-cell table:number-columns-repeated="25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49745">
            <text:p>1,5</text:p>
          </table:table-cell>
          <table:table-cell office:value-type="float" office:value="14.932411">
            <text:p>14,93</text:p>
          </table:table-cell>
          <table:table-cell table:formula="of:=[.$C$12]/[.C13]" office:value-type="float" office:value="1.97420992497461">
            <text:p>1,97</text:p>
          </table:table-cell>
          <table:table-cell table:number-columns-repeated="25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41985">
            <text:p>0,74</text:p>
          </table:table-cell>
          <table:table-cell office:value-type="float" office:value="7.490352">
            <text:p>7,49</text:p>
          </table:table-cell>
          <table:table-cell table:formula="of:=[.$C$12]/[.C14]" office:value-type="float" office:value="3.93569140675899">
            <text:p>3,94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71653">
            <text:p>0,37</text:p>
          </table:table-cell>
          <table:table-cell office:value-type="float" office:value="3.691998">
            <text:p>3,69</text:p>
          </table:table-cell>
          <table:table-cell table:formula="of:=[.$C$12]/[.C15]" office:value-type="float" office:value="7.98475892998859">
            <text:p>7,98</text:p>
          </table:table-cell>
          <table:table-cell table:number-columns-repeated="25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373734">
            <text:p>0,37</text:p>
          </table:table-cell>
          <table:table-cell office:value-type="float" office:value="3.692511">
            <text:p>3,69</text:p>
          </table:table-cell>
          <table:table-cell table:formula="of:=[.$C$12]/[.C16]" office:value-type="float" office:value="7.98364960862676">
            <text:p>7,98</text:p>
          </table:table-cell>
          <table:table-cell table:number-columns-repeated="25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376784">
            <text:p>0,38</text:p>
          </table:table-cell>
          <table:table-cell office:value-type="float" office:value="3.758947">
            <text:p>3,76</text:p>
          </table:table-cell>
          <table:table-cell table:formula="of:=[.$C$12]/[.C17]" office:value-type="float" office:value="7.84254579806526">
            <text:p>7,84</text:p>
          </table:table-cell>
          <table:table-cell table:number-columns-repeated="253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office:value-type="string">
            <text:p>OpenMP</text:p>
          </table:table-cell>
          <table:table-cell table:number-columns-repeated="25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911272">
            <text:p>2,91</text:p>
          </table:table-cell>
          <table:table-cell office:value-type="float" office:value="29.098399">
            <text:p>29,1</text:p>
          </table:table-cell>
          <table:table-cell table:formula="of:=[.$C$21]/[.C21]" office:value-type="float" office:value="1">
            <text:p>1</text:p>
          </table:table-cell>
          <table:table-cell table:formula="of:=[.D21]/[.A21]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474301">
            <text:p>1,47</text:p>
          </table:table-cell>
          <table:table-cell office:value-type="float" office:value="14.771165">
            <text:p>14,77</text:p>
          </table:table-cell>
          <table:table-cell table:formula="of:=[.$C$21]/[.C22]" office:value-type="float" office:value="1.96994610783916">
            <text:p>1,97</text:p>
          </table:table-cell>
          <table:table-cell table:formula="of:=[.D22]/[.A22]" office:value-type="float" office:value="0.984973053919579">
            <text:p>0,98</text:p>
          </table:table-cell>
          <table:table-cell table:number-columns-repeated="25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41049">
            <text:p>0,74</text:p>
          </table:table-cell>
          <table:table-cell office:value-type="float" office:value="7.374738">
            <text:p>7,37</text:p>
          </table:table-cell>
          <table:table-cell table:formula="of:=[.$C$21]/[.C23]" office:value-type="float" office:value="3.94568579927856">
            <text:p>3,95</text:p>
          </table:table-cell>
          <table:table-cell table:formula="of:=[.D23]/[.A23]" office:value-type="float" office:value="0.986421449819641">
            <text:p>0,99</text:p>
          </table:table-cell>
          <table:table-cell table:number-columns-repeated="25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66941">
            <text:p>0,37</text:p>
          </table:table-cell>
          <table:table-cell office:value-type="float" office:value="3.644284">
            <text:p>3,64</text:p>
          </table:table-cell>
          <table:table-cell table:formula="of:=[.$C$21]/[.C24]" office:value-type="float" office:value="7.98466831893453">
            <text:p>7,98</text:p>
          </table:table-cell>
          <table:table-cell table:formula="of:=[.D24]/[.A24]" office:value-type="float" office:value="0.998083539866816">
            <text:p>1</text:p>
          </table:table-cell>
          <table:table-cell table:number-columns-repeated="25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381691">
            <text:p>0,38</text:p>
          </table:table-cell>
          <table:table-cell office:value-type="float" office:value="3.861196">
            <text:p>3,86</text:p>
          </table:table-cell>
          <table:table-cell table:formula="of:=[.$C$21]/[.C25]" office:value-type="float" office:value="7.53611031400633">
            <text:p>7,54</text:p>
          </table:table-cell>
          <table:table-cell table:formula="of:=[.D25]/[.A25]" office:value-type="float" office:value="0.471006894625396">
            <text:p>0,47</text:p>
          </table:table-cell>
          <table:table-cell table:number-columns-repeated="25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377737">
            <text:p>0,38</text:p>
          </table:table-cell>
          <table:table-cell office:value-type="float" office:value="3.800602">
            <text:p>3,8</text:p>
          </table:table-cell>
          <table:table-cell table:formula="of:=[.$C$21]/[.C26]" office:value-type="float" office:value="7.6562605082037">
            <text:p>7,66</text:p>
          </table:table-cell>
          <table:table-cell table:formula="of:=[.D26]/[.A26]" office:value-type="float" office:value="0.239258140881366">
            <text:p>0,24</text:p>
          </table:table-cell>
          <table:table-cell table:number-columns-repeated="252"/>
        </table:table-row>
        <table:table-row table:style-name="ro1" table:number-rows-repeated="6551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Tabelle2" table:style-name="ta2">
        <table:table-column table:style-name="co2" table:number-columns-repeated="257" table:default-cell-style-name="ce1"/>
        <table:table-row table:style-name="ro2" table:number-rows-repeated="6553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Tabelle3" table:style-name="ta3">
        <table:table-column table:style-name="co2" table:number-columns-repeated="257" table:default-cell-style-name="ce1"/>
        <table:table-row table:style-name="ro2" table:number-rows-repeated="65535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2" style:display-name="PageStyle_Tabe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vi </meta:initial-creator>
    <meta:creation-date>2012-06-19T23:39:02</meta:creation-date>
    <meta:editing-duration>P24DT3H5M59S</meta:editing-duration>
    <dc:date>2012-06-26T00:45:34</dc:date>
    <dc:creator>mavi </dc:creator>
    <meta:generator>LibreOffice/3.5$Linux_x86 LibreOffice_project/350m1$Build-2</meta:generator>
    <meta:editing-cycles>3</meta:editing-cycles>
    <meta:document-statistic meta:table-count="3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352cm" svg:height="9.523cm" xlink:href=".." xlink:type="simple" chart:class="chart:scatter" chart:style-name="ch1">
        <chart:title svg:x="5.211cm" svg:y="0.326cm" chart:style-name="ch2">
          <text:p>100,000,000 Rectangles</text:p>
        </chart:title>
        <chart:legend chart:legend-position="end" svg:x="12.658cm" svg:y="3.964cm" style:legend-expansion="high" chart:style-name="ch3"/>
        <chart:plot-area chart:style-name="ch4" table:cell-range-address="Tabelle1.A11:Tabelle1.A17 Tabelle1.B12:Tabelle1.B17 Tabelle1.A1:Tabelle1.A1 Tabelle1.B3:Tabelle1.B9 Tabelle1.A20:Tabelle1.A20 Tabelle1.B21:Tabelle1.B26" chart:data-source-has-labels="row" svg:x="1.318cm" svg:y="1.675cm" svg:width="10.727cm" svg:height="6.677cm">
          <chartooo:coordinate-region svg:x="2.045cm" svg:y="1.874cm" svg:width="9.813cm" svg:height="5.831cm"/>
          <chart:axis chart:dimension="x" chart:name="primary-x" chart:style-name="ch5">
            <chart:title svg:x="5.87cm" svg:y="8.542cm" chart:style-name="ch6">
              <text:p>Processes</text:p>
            </chart:title>
          </chart:axis>
          <chart:axis chart:dimension="y" chart:name="primary-y" chart:style-name="ch7">
            <chart:title svg:x="0.451cm" svg:y="5.652cm" chart:style-name="ch8">
              <text:p>Time (s)</text:p>
            </chart:title>
            <chart:grid chart:style-name="ch9" chart:class="major"/>
          </chart:axis>
          <chart:series chart:style-name="ch10" chart:values-cell-range-address="Tabelle1.B12:Tabelle1.B17" chart:label-cell-address="Tabelle1.A11:Tabelle1.A11" chart:class="chart:scatter">
            <chart:domain table:cell-range-address="Tabelle1.A12:Tabelle1.A17"/>
            <chart:data-point chart:repeated="6"/>
          </chart:series>
          <chart:series chart:style-name="ch11" chart:values-cell-range-address="Tabelle1.B3:Tabelle1.B9" chart:label-cell-address="Tabelle1.A1:Tabelle1.A1" chart:class="chart:scatter">
            <chart:domain table:cell-range-address="Tabelle1.A3:Tabelle1.A9"/>
            <chart:data-point chart:repeated="7"/>
          </chart:series>
          <chart:series chart:style-name="ch12" chart:values-cell-range-address="Tabelle1.B21:Tabelle1.B26" chart:label-cell-address="Tabelle1.A20:Tabelle1.A20" chart:class="chart:scatter">
            <chart:domain table:cell-range-address="Tabelle1.A21:Tabelle1.A26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C++11</text:p>
                <draw:g>
                  <svg:desc>Tabelle1.A11:Tabelle1.A11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MPI</text:p>
                <draw:g>
                  <svg:desc>Tabelle1.A1:Tabelle1.A1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OpenMP</text:p>
                <draw:g>
                  <svg:desc>Tabelle1.A20:Tabelle1.A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12:Tabelle1.A17</svg:desc>
                </draw:g>
              </table:table-cell>
              <table:table-cell office:value-type="float" office:value="2.949981">
                <text:p>2.949981</text:p>
                <draw:g>
                  <svg:desc>Tabelle1.B12:Tabelle1.B17</svg:desc>
                </draw:g>
              </table:table-cell>
              <table:table-cell office:value-type="float" office:value="1">
                <text:p>1</text:p>
                <draw:g>
                  <svg:desc>Tabelle1.A3:Tabelle1.A9</svg:desc>
                </draw:g>
              </table:table-cell>
              <table:table-cell office:value-type="float" office:value="2.91944599">
                <text:p>2.91944599</text:p>
                <draw:g>
                  <svg:desc>Tabelle1.B3:Tabelle1.B9</svg:desc>
                </draw:g>
              </table:table-cell>
              <table:table-cell office:value-type="float" office:value="1">
                <text:p>1</text:p>
                <draw:g>
                  <svg:desc>Tabelle1.A21:Tabelle1.A26</svg:desc>
                </draw:g>
              </table:table-cell>
              <table:table-cell office:value-type="float" office:value="2.911272">
                <text:p>2.911272</text:p>
                <draw:g>
                  <svg:desc>Tabelle1.B21:Tabelle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9745">
                <text:p>1.49745</text:p>
              </table:table-cell>
              <table:table-cell office:value-type="float" office:value="2">
                <text:p>2</text:p>
              </table:table-cell>
              <table:table-cell office:value-type="float" office:value="1.49150705">
                <text:p>1.49150705</text:p>
              </table:table-cell>
              <table:table-cell office:value-type="float" office:value="2">
                <text:p>2</text:p>
              </table:table-cell>
              <table:table-cell office:value-type="float" office:value="1.474301">
                <text:p>1.474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41985">
                <text:p>0.741985</text:p>
              </table:table-cell>
              <table:table-cell office:value-type="float" office:value="4">
                <text:p>4</text:p>
              </table:table-cell>
              <table:table-cell office:value-type="float" office:value="0.74770999">
                <text:p>0.74770999</text:p>
              </table:table-cell>
              <table:table-cell office:value-type="float" office:value="4">
                <text:p>4</text:p>
              </table:table-cell>
              <table:table-cell office:value-type="float" office:value="0.741049">
                <text:p>0.741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71653">
                <text:p>0.371653</text:p>
              </table:table-cell>
              <table:table-cell office:value-type="float" office:value="8">
                <text:p>8</text:p>
              </table:table-cell>
              <table:table-cell office:value-type="float" office:value="0.3855741">
                <text:p>0.3855741</text:p>
              </table:table-cell>
              <table:table-cell office:value-type="float" office:value="8">
                <text:p>8</text:p>
              </table:table-cell>
              <table:table-cell office:value-type="float" office:value="0.366941">
                <text:p>0.366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373734">
                <text:p>0.373734</text:p>
              </table:table-cell>
              <table:table-cell office:value-type="float" office:value="16">
                <text:p>16</text:p>
              </table:table-cell>
              <table:table-cell office:value-type="float" office:value="0.19495106">
                <text:p>0.19495106</text:p>
              </table:table-cell>
              <table:table-cell office:value-type="float" office:value="16">
                <text:p>16</text:p>
              </table:table-cell>
              <table:table-cell office:value-type="float" office:value="0.381691">
                <text:p>0.381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376784">
                <text:p>0.376784</text:p>
              </table:table-cell>
              <table:table-cell office:value-type="float" office:value="32">
                <text:p>32</text:p>
              </table:table-cell>
              <table:table-cell office:value-type="float" office:value="0.11660218">
                <text:p>0.11660218</text:p>
              </table:table-cell>
              <table:table-cell office:value-type="float" office:value="32">
                <text:p>32</text:p>
              </table:table-cell>
              <table:table-cell office:value-type="float" office:value="0.377737">
                <text:p>0.377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0.14781713">
                <text:p>0.1478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